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5">
      <style:text-properties style:text-underline-style="solid" style:text-underline-type="single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9875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_MCS</text:p>
          </table:table-cell>
          <table:table-cell office:value-type="string" table:style-name="ce1">
            <text:p>Nmeas</text:p>
          </table:table-cell>
          <table:table-cell office:value-type="string" table:style-name="ce1">
            <text:p>E/L^2</text:p>
          </table:table-cell>
          <table:table-cell office:value-type="string" table:style-name="ce1">
            <text:p>SigmaE / L^2</text:p>
          </table:table-cell>
          <table:table-cell office:value-type="string" table:style-name="ce1">
            <text:p>|M|/L^2</text:p>
          </table:table-cell>
          <table:table-cell office:value-type="string" table:style-name="ce1">
            <text:p>sigmaM/L^2</text:p>
          </table:table-cell>
          <table:table-cell office:value-type="string" table:style-name="ce1">
            <text:p>\chi</text:p>
          </table:table-cell>
          <table:table-cell office:value-type="string" table:style-name="ce1">
            <text:p>sigma_ch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igma_c</text:p>
          </table:table-cell>
          <table:table-cell office:value-type="string" table:style-name="ce1">
            <text:p>g_E</text:p>
          </table:table-cell>
          <table:table-cell office:value-type="string" table:style-name="ce1">
            <text:p>sigmag_E</text:p>
          </table:table-cell>
          <table:table-cell office:value-type="string" table:style-name="ce1">
            <text:p>g_M</text:p>
          </table:table-cell>
          <table:table-cell office:value-type="string" table:style-name="ce1">
            <text:p>sigmag_M</text:p>
          </table:table-cell>
          <table:table-cell table:number-columns-repeated="1636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74556276202201" table:style-name="ce1">
            <text:p>-1.745562762</text:p>
          </table:table-cell>
          <table:table-cell office:value-type="float" office:value="3.4199669554191498E-5" table:style-name="ce2">
            <text:p>3.42E-05</text:p>
          </table:table-cell>
          <table:table-cell office:value-type="float" office:value="0.91132161855697602" table:style-name="ce1">
            <text:p>0.911321619</text:p>
          </table:table-cell>
          <table:table-cell office:value-type="float" office:value="2.24291501903828E-5" table:style-name="ce2">
            <text:p>2.24E-05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55734224081039396" table:style-name="ce1">
            <text:p>-0.557342241</text:p>
          </table:table-cell>
          <table:table-cell office:value-type="float" office:value="2.8583754681814498E-5" table:style-name="ce2">
            <text:p>2.86E-05</text:p>
          </table:table-cell>
          <table:table-cell office:value-type="float" office:value="1.6850233078002899E-5" table:style-name="ce2">
            <text:p>1.69E-05</text:p>
          </table:table-cell>
          <table:table-cell office:value-type="float" office:value="3.7879285421141401E-5" table:style-name="ce2">
            <text:p>3.79E-0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7455561583070101" table:style-name="ce1">
            <text:p>-1.745556158</text:p>
          </table:table-cell>
          <table:table-cell office:value-type="float" office:value="4.76027300962422E-5" table:style-name="ce2">
            <text:p>4.76E-05</text:p>
          </table:table-cell>
          <table:table-cell office:value-type="float" office:value="0.91127474637928996" table:style-name="ce1">
            <text:p>0.911274746</text:p>
          </table:table-cell>
          <table:table-cell office:value-type="float" office:value="2.4668569053618702E-5" table:style-name="ce2">
            <text:p>2.47E-05</text:p>
          </table:table-cell>
          <table:table-cell office:value-type="float" office:value="0.39066339799931399" table:style-name="ce1">
            <text:p>0.390663398</text:p>
          </table:table-cell>
          <table:table-cell office:value-type="float" office:value="2.2988057027518698E-3" table:style-name="ce1">
            <text:p>0.002298806</text:p>
          </table:table-cell>
          <table:table-cell office:value-type="float" office:value="0.72497409444118399" table:style-name="ce1">
            <text:p>0.724974094</text:p>
          </table:table-cell>
          <table:table-cell office:value-type="float" office:value="5.0252211728809995E-4" table:style-name="ce1">
            <text:p>0.000502522</text:p>
          </table:table-cell>
          <table:table-cell office:value-type="float" office:value="0.99284267362779199" table:style-name="ce1">
            <text:p>0.992842674</text:p>
          </table:table-cell>
          <table:table-cell office:value-type="float" office:value="4.8169430227091699E-6" table:style-name="ce2">
            <text:p>4.82E-06</text:p>
          </table:table-cell>
          <table:table-cell office:value-type="float" office:value="0.99367419643371901" table:style-name="ce1">
            <text:p>0.993674196</text:p>
          </table:table-cell>
          <table:table-cell office:value-type="float" office:value="1.2601226132907399E-5" table:style-name="ce2">
            <text:p>1.26E-05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1" table:style-name="ce1">
            <text:p>2.1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6621030142917901" table:style-name="ce1">
            <text:p>-1.662103014</text:p>
          </table:table-cell>
          <table:table-cell office:value-type="float" office:value="8.1330204387005105E-5" table:style-name="ce2">
            <text:p>8.13E-05</text:p>
          </table:table-cell>
          <table:table-cell office:value-type="float" office:value="0.86867760920188797" table:style-name="ce1">
            <text:p>0.868677609</text:p>
          </table:table-cell>
          <table:table-cell office:value-type="float" office:value="5.5103482250023102E-5" table:style-name="ce2">
            <text:p>5.51E-05</text:p>
          </table:table-cell>
          <table:table-cell office:value-type="float" office:value="0.92762830441031396" table:style-name="ce1">
            <text:p>0.927628304</text:p>
          </table:table-cell>
          <table:table-cell office:value-type="float" office:value="2.69842404658011E-3" table:style-name="ce1">
            <text:p>0.002698424</text:p>
          </table:table-cell>
          <table:table-cell office:value-type="float" office:value="0.95974067354009196" table:style-name="ce1">
            <text:p>0.959740674</text:p>
          </table:table-cell>
          <table:table-cell office:value-type="float" office:value="9.3852578254980496E-4" table:style-name="ce1">
            <text:p>0.000938526</text:p>
          </table:table-cell>
          <table:table-cell office:value-type="float" office:value="0.98861175578466998" table:style-name="ce1">
            <text:p>0.988611756</text:p>
          </table:table-cell>
          <table:table-cell office:value-type="float" office:value="1.0784004411642899E-5" table:style-name="ce2">
            <text:p>1.08E-05</text:p>
          </table:table-cell>
          <table:table-cell office:value-type="float" office:value="0.98501492722864603" table:style-name="ce1">
            <text:p>0.985014927</text:p>
          </table:table-cell>
          <table:table-cell office:value-type="float" office:value="2.9067328330965299E-5" table:style-name="ce2">
            <text:p>2.91E-05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5500131014960701" table:style-name="ce1">
            <text:p>-1.550013101</text:p>
          </table:table-cell>
          <table:table-cell office:value-type="float" office:value="1.3073439529873599E-4" table:style-name="ce1">
            <text:p>0.000130734</text:p>
          </table:table-cell>
          <table:table-cell office:value-type="float" office:value="0.79430907155639696" table:style-name="ce1">
            <text:p>0.794309072</text:p>
          </table:table-cell>
          <table:table-cell office:value-type="float" office:value="1.2024492473223401E-4" table:style-name="ce1">
            <text:p>0.000120245</text:p>
          </table:table-cell>
          <table:table-cell office:value-type="float" office:value="2.4034487507829798" table:style-name="ce1">
            <text:p>2.403448751</text:p>
          </table:table-cell>
          <table:table-cell office:value-type="float" office:value="5.4380211666284796E-3" table:style-name="ce1">
            <text:p>0.005438021</text:p>
          </table:table-cell>
          <table:table-cell office:value-type="float" office:value="1.2911745190353701" table:style-name="ce1">
            <text:p>1.291174519</text:p>
          </table:table-cell>
          <table:table-cell office:value-type="float" office:value="1.55838710353998E-3" table:style-name="ce1">
            <text:p>0.001558387</text:p>
          </table:table-cell>
          <table:table-cell office:value-type="float" office:value="0.98086426615131095" table:style-name="ce1">
            <text:p>0.980864266</text:p>
          </table:table-cell>
          <table:table-cell office:value-type="float" office:value="2.2847671105595398E-5" table:style-name="ce2">
            <text:p>2.28E-05</text:p>
          </table:table-cell>
          <table:table-cell office:value-type="float" office:value="0.95904086282065304" table:style-name="ce1">
            <text:p>0.959040863</text:p>
          </table:table-cell>
          <table:table-cell office:value-type="float" office:value="7.2126133939807006E-5" table:style-name="ce2">
            <text:p>7.21E-05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690000000000001" table:style-name="ce1">
            <text:p>2.269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4522046242767399" table:style-name="ce1">
            <text:p>-1.452204624</text:p>
          </table:table-cell>
          <table:table-cell office:value-type="float" office:value="1.45332316122602E-4" table:style-name="ce1">
            <text:p>0.000145332</text:p>
          </table:table-cell>
          <table:table-cell office:value-type="float" office:value="0.71264292889273095" table:style-name="ce1">
            <text:p>0.712642929</text:p>
          </table:table-cell>
          <table:table-cell office:value-type="float" office:value="1.81452648690211E-4" table:style-name="ce1">
            <text:p>0.000181453</text:p>
          </table:table-cell>
          <table:table-cell office:value-type="float" office:value="4.1266541110201498" table:style-name="ce1">
            <text:p>4.126654111</text:p>
          </table:table-cell>
          <table:table-cell office:value-type="float" office:value="7.9753376833987203E-3" table:style-name="ce1">
            <text:p>0.007975338</text:p>
          </table:table-cell>
          <table:table-cell office:value-type="float" office:value="1.5000508503294701" table:style-name="ce1">
            <text:p>1.50005085</text:p>
          </table:table-cell>
          <table:table-cell office:value-type="float" office:value="1.6512554860234801E-3" table:style-name="ce1">
            <text:p>0.001651255</text:p>
          </table:table-cell>
          <table:table-cell office:value-type="float" office:value="0.97288738785723405" table:style-name="ce1">
            <text:p>0.972887388</text:p>
          </table:table-cell>
          <table:table-cell office:value-type="float" office:value="3.02333746005594E-5" table:style-name="ce2">
            <text:p>3.02E-05</text:p>
          </table:table-cell>
          <table:table-cell office:value-type="float" office:value="0.91670688600015804" table:style-name="ce1">
            <text:p>0.916706886</text:p>
          </table:table-cell>
          <table:table-cell office:value-type="float" office:value="1.50551311348527E-4" table:style-name="ce1">
            <text:p>0.000150551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40624552562467" table:style-name="ce1">
            <text:p>-1.406245526</text:p>
          </table:table-cell>
          <table:table-cell office:value-type="float" office:value="1.49602230923078E-4" table:style-name="ce1">
            <text:p>0.000149602</text:p>
          </table:table-cell>
          <table:table-cell office:value-type="float" office:value="0.67007712160218702" table:style-name="ce1">
            <text:p>0.670077122</text:p>
          </table:table-cell>
          <table:table-cell office:value-type="float" office:value="1.7498022655859099E-4" table:style-name="ce1">
            <text:p>0.00017498</text:p>
          </table:table-cell>
          <table:table-cell office:value-type="float" office:value="4.86744100641834" table:style-name="ce1">
            <text:p>4.867441006</text:p>
          </table:table-cell>
          <table:table-cell office:value-type="float" office:value="7.01724527081732E-3" table:style-name="ce1">
            <text:p>0.007017245</text:p>
          </table:table-cell>
          <table:table-cell office:value-type="float" office:value="1.5469313873144199" table:style-name="ce1">
            <text:p>1.546931387</text:p>
          </table:table-cell>
          <table:table-cell office:value-type="float" office:value="1.6540592674621601E-3" table:style-name="ce1">
            <text:p>0.001654059</text:p>
          </table:table-cell>
          <table:table-cell office:value-type="float" office:value="0.96913012150024602" table:style-name="ce1">
            <text:p>0.969130122</text:p>
          </table:table-cell>
          <table:table-cell office:value-type="float" office:value="3.3589377321945003E-5" table:style-name="ce2">
            <text:p>3.36E-05</text:p>
          </table:table-cell>
          <table:table-cell office:value-type="float" office:value="0.88904749300337305" table:style-name="ce1">
            <text:p>0.889047493</text:p>
          </table:table-cell>
          <table:table-cell office:value-type="float" office:value="1.64669835637539E-4" table:style-name="ce1">
            <text:p>0.00016467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" table:style-name="ce1">
            <text:p>2.4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25495874659503" table:style-name="ce1">
            <text:p>-1.254958747</text:p>
          </table:table-cell>
          <table:table-cell office:value-type="float" office:value="1.3796284428602799E-4" table:style-name="ce1">
            <text:p>0.000137963</text:p>
          </table:table-cell>
          <table:table-cell office:value-type="float" office:value="0.51661878505860503" table:style-name="ce1">
            <text:p>0.516618785</text:p>
          </table:table-cell>
          <table:table-cell office:value-type="float" office:value="1.84995989319069E-4" table:style-name="ce1">
            <text:p>0.000184996</text:p>
          </table:table-cell>
          <table:table-cell office:value-type="float" office:value="6.08290052203989" table:style-name="ce1">
            <text:p>6.082900522</text:p>
          </table:table-cell>
          <table:table-cell office:value-type="float" office:value="5.0361422320904401E-3" table:style-name="ce1">
            <text:p>0.005036142</text:p>
          </table:table-cell>
          <table:table-cell office:value-type="float" office:value="1.40961049647253" table:style-name="ce1">
            <text:p>1.409610496</text:p>
          </table:table-cell>
          <table:table-cell office:value-type="float" office:value="1.42251916250972E-3" table:style-name="ce1">
            <text:p>0.001422519</text:p>
          </table:table-cell>
          <table:table-cell office:value-type="float" office:value="0.960022158001689" table:style-name="ce1">
            <text:p>0.960022158</text:p>
          </table:table-cell>
          <table:table-cell office:value-type="float" office:value="4.0741609102240998E-5" table:style-name="ce2">
            <text:p>4.07E-05</text:p>
          </table:table-cell>
          <table:table-cell office:value-type="float" office:value="0.75145936941213298" table:style-name="ce1">
            <text:p>0.751459369</text:p>
          </table:table-cell>
          <table:table-cell office:value-type="float" office:value="2.89786912934946E-4" table:style-name="ce1">
            <text:p>0.000289787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5" table:style-name="ce1">
            <text:p>2.5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13123571263179" table:style-name="ce1">
            <text:p>-1.131235713</text:p>
          </table:table-cell>
          <table:table-cell office:value-type="float" office:value="1.1400640514218801E-4" table:style-name="ce1">
            <text:p>0.000114006</text:p>
          </table:table-cell>
          <table:table-cell office:value-type="float" office:value="0.38905485464829798" table:style-name="ce1">
            <text:p>0.389054855</text:p>
          </table:table-cell>
          <table:table-cell office:value-type="float" office:value="1.5946309952705201E-4" table:style-name="ce1">
            <text:p>0.000159463</text:p>
          </table:table-cell>
          <table:table-cell office:value-type="float" office:value="5.2066590985956802" table:style-name="ce1">
            <text:p>5.206659099</text:p>
          </table:table-cell>
          <table:table-cell office:value-type="float" office:value="3.6134179129722801E-3" table:style-name="ce1">
            <text:p>0.003613418</text:p>
          </table:table-cell>
          <table:table-cell office:value-type="float" office:value="1.0645283591315999" table:style-name="ce1">
            <text:p>1.064528359</text:p>
          </table:table-cell>
          <table:table-cell office:value-type="float" office:value="1.08526297957538E-3" table:style-name="ce1">
            <text:p>0.001085263</text:p>
          </table:table-cell>
          <table:table-cell office:value-type="float" office:value="0.95868677061845797" table:style-name="ce1">
            <text:p>0.958686771</text:p>
          </table:table-cell>
          <table:table-cell office:value-type="float" office:value="4.3323888418926803E-5" table:style-name="ce2">
            <text:p>4.33E-05</text:p>
          </table:table-cell>
          <table:table-cell office:value-type="float" office:value="0.57445368760719895" table:style-name="ce1">
            <text:p>0.574453688</text:p>
          </table:table-cell>
          <table:table-cell office:value-type="float" office:value="4.3199203728194101E-4" table:style-name="ce1">
            <text:p>0.000431992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6" table:style-name="ce1">
            <text:p>2.6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0390490221750399" table:style-name="ce1">
            <text:p>-1.039049022</text:p>
          </table:table-cell>
          <table:table-cell office:value-type="float" office:value="9.1830476267092801E-5" table:style-name="ce2">
            <text:p>9.18E-05</text:p>
          </table:table-cell>
          <table:table-cell office:value-type="float" office:value="0.30442644840858601" table:style-name="ce1">
            <text:p>0.304426448</text:p>
          </table:table-cell>
          <table:table-cell office:value-type="float" office:value="1.2515688740186899E-4" table:style-name="ce1">
            <text:p>0.000125157</text:p>
          </table:table-cell>
          <table:table-cell office:value-type="float" office:value="3.8550047932485501" table:style-name="ce1">
            <text:p>3.855004793</text:p>
          </table:table-cell>
          <table:table-cell office:value-type="float" office:value="2.7525823414773398E-3" table:style-name="ce1">
            <text:p>0.002752582</text:p>
          </table:table-cell>
          <table:table-cell office:value-type="float" office:value="0.79820738244872702" table:style-name="ce1">
            <text:p>0.798207382</text:p>
          </table:table-cell>
          <table:table-cell office:value-type="float" office:value="7.5880611114182805E-4" table:style-name="ce1">
            <text:p>0.000758806</text:p>
          </table:table-cell>
          <table:table-cell office:value-type="float" office:value="0.96028308810602703" table:style-name="ce1">
            <text:p>0.960283088</text:p>
          </table:table-cell>
          <table:table-cell office:value-type="float" office:value="3.9807738155022898E-5" table:style-name="ce2">
            <text:p>3.98E-05</text:p>
          </table:table-cell>
          <table:table-cell office:value-type="float" office:value="0.41501719840312901" table:style-name="ce1">
            <text:p>0.415017198</text:p>
          </table:table-cell>
          <table:table-cell office:value-type="float" office:value="5.4854877048271804E-4" table:style-name="ce1">
            <text:p>0.000548549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7" table:style-name="ce1">
            <text:p>2.7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96815060549703302" table:style-name="ce1">
            <text:p>-0.968150605</text:p>
          </table:table-cell>
          <table:table-cell office:value-type="float" office:value="7.3663852549834998E-5" table:style-name="ce2">
            <text:p>7.37E-05</text:p>
          </table:table-cell>
          <table:table-cell office:value-type="float" office:value="0.25059737845499902" table:style-name="ce1">
            <text:p>0.250597378</text:p>
          </table:table-cell>
          <table:table-cell office:value-type="float" office:value="9.4570222939253305E-5" table:style-name="ce2">
            <text:p>9.46E-05</text:p>
          </table:table-cell>
          <table:table-cell office:value-type="float" office:value="2.8260023409837798" table:style-name="ce1">
            <text:p>2.826002341</text:p>
          </table:table-cell>
          <table:table-cell office:value-type="float" office:value="1.9764666483518098E-3" table:style-name="ce1">
            <text:p>0.001976467</text:p>
          </table:table-cell>
          <table:table-cell office:value-type="float" office:value="0.635051262933369" table:style-name="ce1">
            <text:p>0.635051263</text:p>
          </table:table-cell>
          <table:table-cell office:value-type="float" office:value="5.2083809893301199E-4" table:style-name="ce1">
            <text:p>0.000520838</text:p>
          </table:table-cell>
          <table:table-cell office:value-type="float" office:value="0.96107232664547404" table:style-name="ce1">
            <text:p>0.961072327</text:p>
          </table:table-cell>
          <table:table-cell office:value-type="float" office:value="3.3975552623190799E-5" table:style-name="ce2">
            <text:p>3.40E-05</text:p>
          </table:table-cell>
          <table:table-cell office:value-type="float" office:value="0.298094581659895" table:style-name="ce1">
            <text:p>0.298094582</text:p>
          </table:table-cell>
          <table:table-cell office:value-type="float" office:value="6.1252285791500499E-4" table:style-name="ce1">
            <text:p>0.000612523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8" table:style-name="ce1">
            <text:p>2.8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91004337710051497" table:style-name="ce1">
            <text:p>-0.910043377</text:p>
          </table:table-cell>
          <table:table-cell office:value-type="float" office:value="6.9897143578071793E-5" table:style-name="ce2">
            <text:p>6.99E-05</text:p>
          </table:table-cell>
          <table:table-cell office:value-type="float" office:value="0.21482181258503" table:style-name="ce1">
            <text:p>0.214821813</text:p>
          </table:table-cell>
          <table:table-cell office:value-type="float" office:value="8.3639485136908297E-5" table:style-name="ce2">
            <text:p>8.36E-05</text:p>
          </table:table-cell>
          <table:table-cell office:value-type="float" office:value="2.1295327831767699" table:style-name="ce1">
            <text:p>2.129532783</text:p>
          </table:table-cell>
          <table:table-cell office:value-type="float" office:value="1.3191429473557699E-3" table:style-name="ce1">
            <text:p>0.001319143</text:p>
          </table:table-cell>
          <table:table-cell office:value-type="float" office:value="0.53165542455271797" table:style-name="ce1">
            <text:p>0.531655425</text:p>
          </table:table-cell>
          <table:table-cell office:value-type="float" office:value="4.30239893333281E-4" table:style-name="ce1">
            <text:p>0.00043024</text:p>
          </table:table-cell>
          <table:table-cell office:value-type="float" office:value="0.96064395110280498" table:style-name="ce1">
            <text:p>0.960643951</text:p>
          </table:table-cell>
          <table:table-cell office:value-type="float" office:value="3.3808237080904102E-5" table:style-name="ce2">
            <text:p>3.38E-05</text:p>
          </table:table-cell>
          <table:table-cell office:value-type="float" office:value="0.21834604071736499" table:style-name="ce1">
            <text:p>0.218346041</text:p>
          </table:table-cell>
          <table:table-cell office:value-type="float" office:value="6.00706315692479E-4" table:style-name="ce1">
            <text:p>0.000600706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9" table:style-name="ce1">
            <text:p>2.9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86084289546446702" table:style-name="ce1">
            <text:p>-0.860842895</text:p>
          </table:table-cell>
          <table:table-cell office:value-type="float" office:value="5.4925316074167802E-5" table:style-name="ce2">
            <text:p>5.49E-05</text:p>
          </table:table-cell>
          <table:table-cell office:value-type="float" office:value="0.19011095090249899" table:style-name="ce1">
            <text:p>0.190110951</text:p>
          </table:table-cell>
          <table:table-cell office:value-type="float" office:value="6.14168347976556E-5" table:style-name="ce2">
            <text:p>6.14E-05</text:p>
          </table:table-cell>
          <table:table-cell office:value-type="float" office:value="1.66454531129412" table:style-name="ce1">
            <text:p>1.664545311</text:p>
          </table:table-cell>
          <table:table-cell office:value-type="float" office:value="1.08456232041387E-3" table:style-name="ce1">
            <text:p>0.001084562</text:p>
          </table:table-cell>
          <table:table-cell office:value-type="float" office:value="0.45905835065015799" table:style-name="ce1">
            <text:p>0.459058351</text:p>
          </table:table-cell>
          <table:table-cell office:value-type="float" office:value="2.9883090393690703E-4" table:style-name="ce1">
            <text:p>0.000298831</text:p>
          </table:table-cell>
          <table:table-cell office:value-type="float" office:value="0.95950277901827297" table:style-name="ce1">
            <text:p>0.959502779</text:p>
          </table:table-cell>
          <table:table-cell office:value-type="float" office:value="2.7795012732143099E-5" table:style-name="ce2">
            <text:p>2.78E-05</text:p>
          </table:table-cell>
          <table:table-cell office:value-type="float" office:value="0.16848755711111901" table:style-name="ce1">
            <text:p>0.168487557</text:p>
          </table:table-cell>
          <table:table-cell office:value-type="float" office:value="6.8210042187836898E-4" table:style-name="ce1">
            <text:p>0.0006821</text:p>
          </table:table-cell>
          <table:table-cell table:number-columns-repeated="1636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81766163663427505" table:style-name="ce1">
            <text:p>-0.817661637</text:p>
          </table:table-cell>
          <table:table-cell office:value-type="float" office:value="5.3370737478830498E-5" table:style-name="ce2">
            <text:p>5.34E-05</text:p>
          </table:table-cell>
          <table:table-cell office:value-type="float" office:value="0.17174506852322599" table:style-name="ce1">
            <text:p>0.171745069</text:p>
          </table:table-cell>
          <table:table-cell office:value-type="float" office:value="5.6112154286888598E-5" table:style-name="ce2">
            <text:p>5.61E-05</text:p>
          </table:table-cell>
          <table:table-cell office:value-type="float" office:value="1.3418380149984199" table:style-name="ce1">
            <text:p>1.341838015</text:p>
          </table:table-cell>
          <table:table-cell office:value-type="float" office:value="9.0439123598375201E-4" table:style-name="ce1">
            <text:p>0.000904391</text:p>
          </table:table-cell>
          <table:table-cell office:value-type="float" office:value="0.40464237336699099" table:style-name="ce1">
            <text:p>0.404642373</text:p>
          </table:table-cell>
          <table:table-cell office:value-type="float" office:value="2.6177026347347002E-4" table:style-name="ce1">
            <text:p>0.00026177</text:p>
          </table:table-cell>
          <table:table-cell office:value-type="float" office:value="0.95782208382430001" table:style-name="ce1">
            <text:p>0.957822084</text:p>
          </table:table-cell>
          <table:table-cell office:value-type="float" office:value="2.8655995429180601E-5" table:style-name="ce2">
            <text:p>2.87E-05</text:p>
          </table:table-cell>
          <table:table-cell office:value-type="float" office:value="0.13311344278828399" table:style-name="ce1">
            <text:p>0.133113443</text:p>
          </table:table-cell>
          <table:table-cell office:value-type="float" office:value="7.4765454636504896E-4" table:style-name="ce1">
            <text:p>0.000747655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7456053741989299" table:style-name="ce1">
            <text:p>-1.745605374</text:p>
          </table:table-cell>
          <table:table-cell office:value-type="float" office:value="3.3661330076742403E-5" table:style-name="ce2">
            <text:p>3.37E-05</text:p>
          </table:table-cell>
          <table:table-cell office:value-type="float" office:value="0.91132325397903402" table:style-name="ce1">
            <text:p>0.911323254</text:p>
          </table:table-cell>
          <table:table-cell office:value-type="float" office:value="1.7358768302069499E-5" table:style-name="ce2">
            <text:p>1.74E-05</text:p>
          </table:table-cell>
          <table:table-cell office:value-type="float" office:value="0.38543539263509402" table:style-name="ce1">
            <text:p>0.385435393</text:p>
          </table:table-cell>
          <table:table-cell office:value-type="float" office:value="1.2946966531853701E-3" table:style-name="ce1">
            <text:p>0.001294697</text:p>
          </table:table-cell>
          <table:table-cell office:value-type="float" office:value="0.72502220459307898" table:style-name="ce1">
            <text:p>0.725022205</text:p>
          </table:table-cell>
          <table:table-cell office:value-type="float" office:value="6.65367527198673E-4" table:style-name="ce1">
            <text:p>0.000665368</text:p>
          </table:table-cell>
          <table:table-cell office:value-type="float" office:value="0.998158778484039" table:style-name="ce2">
            <text:p>9.98E-01</text:p>
          </table:table-cell>
          <table:table-cell office:value-type="float" office:value="1.6772114449993401E-6" table:style-name="ce2">
            <text:p>1.68E-06</text:p>
          </table:table-cell>
          <table:table-cell office:value-type="float" office:value="0.99825257429103398" table:style-name="ce1">
            <text:p>0.998252574</text:p>
          </table:table-cell>
          <table:table-cell office:value-type="float" office:value="2.68649320218772E-6" table:style-name="ce2">
            <text:p>2.69E-06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1" table:style-name="ce1">
            <text:p>2.1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66209174512937" table:style-name="ce1">
            <text:p>-1.662091745</text:p>
          </table:table-cell>
          <table:table-cell office:value-type="float" office:value="4.9965374105142603E-5" table:style-name="ce2">
            <text:p>5.00E-05</text:p>
          </table:table-cell>
          <table:table-cell office:value-type="float" office:value="0.86869624114326605" table:style-name="ce1">
            <text:p>0.868696241</text:p>
          </table:table-cell>
          <table:table-cell office:value-type="float" office:value="3.44708521191491E-5" table:style-name="ce2">
            <text:p>3.45E-05</text:p>
          </table:table-cell>
          <table:table-cell office:value-type="float" office:value="0.96313235496619898" table:style-name="ce1">
            <text:p>0.963132355</text:p>
          </table:table-cell>
          <table:table-cell office:value-type="float" office:value="2.9875395278863002E-3" table:style-name="ce1">
            <text:p>0.00298754</text:p>
          </table:table-cell>
          <table:table-cell office:value-type="float" office:value="0.96595527499313205" table:style-name="ce1">
            <text:p>0.965955275</text:p>
          </table:table-cell>
          <table:table-cell office:value-type="float" office:value="1.09297309076373E-3" table:style-name="ce1">
            <text:p>0.001092973</text:p>
          </table:table-cell>
          <table:table-cell office:value-type="float" office:value="0.99702706207774106" table:style-name="ce2">
            <text:p>9.97E-01</text:p>
          </table:table-cell>
          <table:table-cell office:value-type="float" office:value="3.3311439519531099E-6" table:style-name="ce2">
            <text:p>3.33E-06</text:p>
          </table:table-cell>
          <table:table-cell office:value-type="float" office:value="0.99525352250997201" table:style-name="ce1">
            <text:p>0.995253523</text:p>
          </table:table-cell>
          <table:table-cell office:value-type="float" office:value="1.09252429452547E-5" table:style-name="ce2">
            <text:p>1.09E-05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5466752503199599" table:style-name="ce1">
            <text:p>-1.54667525</text:p>
          </table:table-cell>
          <table:table-cell office:value-type="float" office:value="9.6118042916298394E-5" table:style-name="ce2">
            <text:p>9.61E-05</text:p>
          </table:table-cell>
          <table:table-cell office:value-type="float" office:value="0.78529902250324102" table:style-name="ce1">
            <text:p>0.785299023</text:p>
          </table:table-cell>
          <table:table-cell office:value-type="float" office:value="1.14026165685322E-4" table:style-name="ce1">
            <text:p>0.000114026</text:p>
          </table:table-cell>
          <table:table-cell office:value-type="float" office:value="4.3042846941566397" table:style-name="ce1">
            <text:p>4.304284694</text:p>
          </table:table-cell>
          <table:table-cell office:value-type="float" office:value="2.6583041881627498E-2" table:style-name="ce1">
            <text:p>0.026583042</text:p>
          </table:table-cell>
          <table:table-cell office:value-type="float" office:value="1.3958692892892699" table:style-name="ce1">
            <text:p>1.395869289</text:p>
          </table:table-cell>
          <table:table-cell office:value-type="float" office:value="2.4216013022549799E-3" table:style-name="ce1">
            <text:p>0.002421601</text:p>
          </table:table-cell>
          <table:table-cell office:value-type="float" office:value="0.994595280441402" table:style-name="ce2">
            <text:p>9.95E-01</text:p>
          </table:table-cell>
          <table:table-cell office:value-type="float" office:value="9.2681125680560593E-6" table:style-name="ce2">
            <text:p>9.27E-06</text:p>
          </table:table-cell>
          <table:table-cell office:value-type="float" office:value="0.97875759850439703" table:style-name="ce1">
            <text:p>0.978757599</text:p>
          </table:table-cell>
          <table:table-cell office:value-type="float" office:value="9.0828180380776605E-5" table:style-name="ce2">
            <text:p>9.08E-05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2690000000000001" table:style-name="ce1">
            <text:p>2.269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4321572793391" table:style-name="ce1">
            <text:p>-1.432157279</text:p>
          </table:table-cell>
          <table:table-cell office:value-type="float" office:value="1.36282179304546E-4" table:style-name="ce1">
            <text:p>0.000136282</text:p>
          </table:table-cell>
          <table:table-cell office:value-type="float" office:value="0.65225310536466596" table:style-name="ce1">
            <text:p>0.652253105</text:p>
          </table:table-cell>
          <table:table-cell office:value-type="float" office:value="3.34645424112527E-4" table:style-name="ce1">
            <text:p>0.000334645</text:p>
          </table:table-cell>
          <table:table-cell office:value-type="float" office:value="14.0359184209566" table:style-name="ce1">
            <text:p>14.03591842</text:p>
          </table:table-cell>
          <table:table-cell office:value-type="float" office:value="5.3585338950667201E-2" table:style-name="ce1">
            <text:p>0.053585339</text:p>
          </table:table-cell>
          <table:table-cell office:value-type="float" office:value="1.8466640617746599" table:style-name="ce1">
            <text:p>1.846664062</text:p>
          </table:table-cell>
          <table:table-cell office:value-type="float" office:value="3.5094518817454499E-3" table:style-name="ce1">
            <text:p>0.003509452</text:p>
          </table:table-cell>
          <table:table-cell office:value-type="float" office:value="0.99110945127741701" table:style-name="ce2">
            <text:p>9.91E-01</text:p>
          </table:table-cell>
          <table:table-cell office:value-type="float" office:value="1.6948928537429099E-5" table:style-name="ce2">
            <text:p>1.69E-05</text:p>
          </table:table-cell>
          <table:table-cell office:value-type="float" office:value="0.91495172348276699" table:style-name="ce1">
            <text:p>0.914951723</text:p>
          </table:table-cell>
          <table:table-cell office:value-type="float" office:value="3.0415750372061898E-4" table:style-name="ce1">
            <text:p>0.000304158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3754251118607601" table:style-name="ce1">
            <text:p>-1.375425112</text:p>
          </table:table-cell>
          <table:table-cell office:value-type="float" office:value="1.40339998937537E-4" table:style-name="ce1">
            <text:p>0.00014034</text:p>
          </table:table-cell>
          <table:table-cell office:value-type="float" office:value="0.56827990925237404" table:style-name="ce1">
            <text:p>0.568279909</text:p>
          </table:table-cell>
          <table:table-cell office:value-type="float" office:value="2.9002991098249102E-4" table:style-name="ce1">
            <text:p>0.00029003</text:p>
          </table:table-cell>
          <table:table-cell office:value-type="float" office:value="18.771256471119301" table:style-name="ce1">
            <text:p>18.77125647</text:p>
          </table:table-cell>
          <table:table-cell office:value-type="float" office:value="5.1500939541105802E-2" table:style-name="ce1">
            <text:p>0.05150094</text:p>
          </table:table-cell>
          <table:table-cell office:value-type="float" office:value="1.9058381463429701" table:style-name="ce1">
            <text:p>1.905838146</text:p>
          </table:table-cell>
          <table:table-cell office:value-type="float" office:value="3.5320142567378701E-3" table:style-name="ce1">
            <text:p>0.003532014</text:p>
          </table:table-cell>
          <table:table-cell office:value-type="float" office:value="0.98968795013189603" table:style-name="ce2">
            <text:p>9.90E-01</text:p>
          </table:table-cell>
          <table:table-cell office:value-type="float" office:value="1.91977294085124E-5" table:style-name="ce2">
            <text:p>1.92E-05</text:p>
          </table:table-cell>
          <table:table-cell office:value-type="float" office:value="0.85184723531991602" table:style-name="ce1">
            <text:p>0.851847235</text:p>
          </table:table-cell>
          <table:table-cell office:value-type="float" office:value="4.66580232296432E-4" table:style-name="ce1">
            <text:p>0.00046658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4" table:style-name="ce1">
            <text:p>2.4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2126605632452101" table:style-name="ce1">
            <text:p>-1.212660563</text:p>
          </table:table-cell>
          <table:table-cell office:value-type="float" office:value="8.5031425966469406E-5" table:style-name="ce2">
            <text:p>8.50E-05</text:p>
          </table:table-cell>
          <table:table-cell office:value-type="float" office:value="0.31512807465822801" table:style-name="ce1">
            <text:p>0.315128075</text:p>
          </table:table-cell>
          <table:table-cell office:value-type="float" office:value="1.9357667901774301E-4" table:style-name="ce1">
            <text:p>0.000193577</text:p>
          </table:table-cell>
          <table:table-cell office:value-type="float" office:value="15.952311051064999" table:style-name="ce1">
            <text:p>15.95231105</text:p>
          </table:table-cell>
          <table:table-cell office:value-type="float" office:value="2.6706614996852399E-2" table:style-name="ce1">
            <text:p>0.026706615</text:p>
          </table:table-cell>
          <table:table-cell office:value-type="float" office:value="1.28512444972891" table:style-name="ce1">
            <text:p>1.28512445</text:p>
          </table:table-cell>
          <table:table-cell office:value-type="float" office:value="1.8781199473401899E-3" table:style-name="ce1">
            <text:p>0.00187812</text:p>
          </table:table-cell>
          <table:table-cell office:value-type="float" office:value="0.99005855935825104" table:style-name="ce2">
            <text:p>9.90E-01</text:p>
          </table:table-cell>
          <table:table-cell office:value-type="float" office:value="1.4783799150066199E-5" table:style-name="ce2">
            <text:p>1.48E-05</text:p>
          </table:table-cell>
          <table:table-cell office:value-type="float" office:value="0.50164196843961095" table:style-name="ce1">
            <text:p>0.501641968</text:p>
          </table:table-cell>
          <table:table-cell office:value-type="float" office:value="1.1615060686295199E-3" table:style-name="ce1">
            <text:p>0.001161506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5" table:style-name="ce1">
            <text:p>2.5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10745711247094" table:style-name="ce1">
            <text:p>-1.107457112</text:p>
          </table:table-cell>
          <table:table-cell office:value-type="float" office:value="5.6982176072529601E-5" table:style-name="ce2">
            <text:p>5.70E-05</text:p>
          </table:table-cell>
          <table:table-cell office:value-type="float" office:value="0.201508054514837" table:style-name="ce1">
            <text:p>0.201508055</text:p>
          </table:table-cell>
          <table:table-cell office:value-type="float" office:value="1.10015526345922E-4" table:style-name="ce1">
            <text:p>0.000110016</text:p>
          </table:table-cell>
          <table:table-cell office:value-type="float" office:value="8.2535614225758493" table:style-name="ce1">
            <text:p>8.253561423</text:p>
          </table:table-cell>
          <table:table-cell office:value-type="float" office:value="9.9876192139897405E-3" table:style-name="ce1">
            <text:p>0.009987619</text:p>
          </table:table-cell>
          <table:table-cell office:value-type="float" office:value="0.88645228617025196" table:style-name="ce1">
            <text:p>0.886452286</text:p>
          </table:table-cell>
          <table:table-cell office:value-type="float" office:value="9.9695486528888393E-4" table:style-name="ce1">
            <text:p>0.000996955</text:p>
          </table:table-cell>
          <table:table-cell office:value-type="float" office:value="0.99114229276895305" table:style-name="ce2">
            <text:p>9.91E-01</text:p>
          </table:table-cell>
          <table:table-cell office:value-type="float" office:value="1.0142934357288199E-5" table:style-name="ce2">
            <text:p>1.01E-05</text:p>
          </table:table-cell>
          <table:table-cell office:value-type="float" office:value="0.242714820463035" table:style-name="ce1">
            <text:p>0.24271482</text:p>
          </table:table-cell>
          <table:table-cell office:value-type="float" office:value="1.13823939687224E-3" table:style-name="ce1">
            <text:p>0.001138239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6" table:style-name="ce1">
            <text:p>2.6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0285056826035699" table:style-name="ce1">
            <text:p>-1.028505683</text:p>
          </table:table-cell>
          <table:table-cell office:value-type="float" office:value="4.3256940621549597E-5" table:style-name="ce2">
            <text:p>4.33E-05</text:p>
          </table:table-cell>
          <table:table-cell office:value-type="float" office:value="0.15084327456284799" table:style-name="ce1">
            <text:p>0.150843275</text:p>
          </table:table-cell>
          <table:table-cell office:value-type="float" office:value="6.9748601150531302E-5" table:style-name="ce2">
            <text:p>6.97E-05</text:p>
          </table:table-cell>
          <table:table-cell office:value-type="float" office:value="4.7798494898472201" table:style-name="ce1">
            <text:p>4.77984949</text:p>
          </table:table-cell>
          <table:table-cell office:value-type="float" office:value="6.0427898896759299E-3" table:style-name="ce1">
            <text:p>0.00604279</text:p>
          </table:table-cell>
          <table:table-cell office:value-type="float" office:value="0.708457265800716" table:style-name="ce1">
            <text:p>0.708457266</text:p>
          </table:table-cell>
          <table:table-cell office:value-type="float" office:value="6.4141293317546198E-4" table:style-name="ce1">
            <text:p>0.000641413</text:p>
          </table:table-cell>
          <table:table-cell office:value-type="float" office:value="0.99115098067896101" table:style-name="ce2">
            <text:p>9.91E-01</text:p>
          </table:table-cell>
          <table:table-cell office:value-type="float" office:value="8.1130716945051792E-6" table:style-name="ce2">
            <text:p>8.11E-06</text:p>
          </table:table-cell>
          <table:table-cell office:value-type="float" office:value="0.12977441122581701" table:style-name="ce1">
            <text:p>0.129774411</text:p>
          </table:table-cell>
          <table:table-cell office:value-type="float" office:value="1.41236948813491E-3" table:style-name="ce1">
            <text:p>0.001412369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7" table:style-name="ce1">
            <text:p>2.7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96359860126779595" table:style-name="ce1">
            <text:p>-0.963598601</text:p>
          </table:table-cell>
          <table:table-cell office:value-type="float" office:value="3.5700921318266497E-5" table:style-name="ce2">
            <text:p>3.57E-05</text:p>
          </table:table-cell>
          <table:table-cell office:value-type="float" office:value="0.123458471704551" table:style-name="ce1">
            <text:p>0.123458472</text:p>
          </table:table-cell>
          <table:table-cell office:value-type="float" office:value="5.0085915130038099E-5" table:style-name="ce2">
            <text:p>5.01E-05</text:p>
          </table:table-cell>
          <table:table-cell office:value-type="float" office:value="3.1706982245213702" table:style-name="ce1">
            <text:p>3.170698225</text:p>
          </table:table-cell>
          <table:table-cell office:value-type="float" office:value="2.7407520425926498E-3" table:style-name="ce1">
            <text:p>0.002740752</text:p>
          </table:table-cell>
          <table:table-cell office:value-type="float" office:value="0.59664879318567499" table:style-name="ce1">
            <text:p>0.596648793</text:p>
          </table:table-cell>
          <table:table-cell office:value-type="float" office:value="4.6451807215728397E-4" table:style-name="ce1">
            <text:p>0.000464518</text:p>
          </table:table-cell>
          <table:table-cell office:value-type="float" office:value="0.99085723767298695" table:style-name="ce2">
            <text:p>9.91E-01</text:p>
          </table:table-cell>
          <table:table-cell office:value-type="float" office:value="7.1996739596135999E-6" table:style-name="ce2">
            <text:p>7.20E-06</text:p>
          </table:table-cell>
          <table:table-cell office:value-type="float" office:value="8.2103612542548707E-2" table:style-name="ce1">
            <text:p>0.082103613</text:p>
          </table:table-cell>
          <table:table-cell office:value-type="float" office:value="1.0538439585256599E-3" table:style-name="ce1">
            <text:p>0.001053844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8" table:style-name="ce1">
            <text:p>2.8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90812403262516905" table:style-name="ce1">
            <text:p>-0.908124033</text:p>
          </table:table-cell>
          <table:table-cell office:value-type="float" office:value="3.4411559585528502E-5" table:style-name="ce2">
            <text:p>3.44E-05</text:p>
          </table:table-cell>
          <table:table-cell office:value-type="float" office:value="0.106044646995064" table:style-name="ce1">
            <text:p>0.106044647</text:p>
          </table:table-cell>
          <table:table-cell office:value-type="float" office:value="4.32900522430062E-5" table:style-name="ce2">
            <text:p>4.33E-05</text:p>
          </table:table-cell>
          <table:table-cell office:value-type="float" office:value="2.28405015138945" table:style-name="ce1">
            <text:p>2.284050151</text:p>
          </table:table-cell>
          <table:table-cell office:value-type="float" office:value="2.01984766611583E-3" table:style-name="ce1">
            <text:p>0.002019848</text:p>
          </table:table-cell>
          <table:table-cell office:value-type="float" office:value="0.51544234753079299" table:style-name="ce1">
            <text:p>0.515442348</text:p>
          </table:table-cell>
          <table:table-cell office:value-type="float" office:value="4.0121028014385699E-4" table:style-name="ce1">
            <text:p>0.00040121</text:p>
          </table:table-cell>
          <table:table-cell office:value-type="float" office:value="0.99044438524627798" table:style-name="ce3">
            <text:p>9.90E-01</text:p>
          </table:table-cell>
          <table:table-cell office:value-type="float" office:value="7.5196785784053597E-6" table:style-name="ce2">
            <text:p>7.52E-06</text:p>
          </table:table-cell>
          <table:table-cell office:value-type="float" office:value="5.7137193018968697E-2" table:style-name="ce1">
            <text:p>0.057137193</text:p>
          </table:table-cell>
          <table:table-cell office:value-type="float" office:value="1.1412056861586199E-3" table:style-name="ce1">
            <text:p>0.001141206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9" table:style-name="ce1">
            <text:p>2.9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85990703349562703" table:style-name="ce1">
            <text:p>-0.859907033</text:p>
          </table:table-cell>
          <table:table-cell office:value-type="float" office:value="2.72608943127862E-5" table:style-name="ce2">
            <text:p>2.73E-05</text:p>
          </table:table-cell>
          <table:table-cell office:value-type="float" office:value="9.3962779797451504E-2" table:style-name="ce1">
            <text:p>0.09396278</text:p>
          </table:table-cell>
          <table:table-cell office:value-type="float" office:value="3.1448896323438303E-5" table:style-name="ce2">
            <text:p>3.14E-05</text:p>
          </table:table-cell>
          <table:table-cell office:value-type="float" office:value="1.74578826241314" table:style-name="ce1">
            <text:p>1.745788262</text:p>
          </table:table-cell>
          <table:table-cell office:value-type="float" office:value="1.2767851886865899E-3" table:style-name="ce1">
            <text:p>0.001276785</text:p>
          </table:table-cell>
          <table:table-cell office:value-type="float" office:value="0.45233787331449798" table:style-name="ce1">
            <text:p>0.452337873</text:p>
          </table:table-cell>
          <table:table-cell office:value-type="float" office:value="2.8708421117500202E-4" table:style-name="ce1">
            <text:p>0.000287084</text:p>
          </table:table-cell>
          <table:table-cell office:value-type="float" office:value="0.98997451328538799" table:style-name="ce2">
            <text:p>9.90E-01</text:p>
          </table:table-cell>
          <table:table-cell office:value-type="float" office:value="6.4269965236236702E-6" table:style-name="ce2">
            <text:p>6.43E-06</text:p>
          </table:table-cell>
          <table:table-cell office:value-type="float" office:value="4.1554984111490903E-2" table:style-name="ce1">
            <text:p>0.041554984</text:p>
          </table:table-cell>
          <table:table-cell office:value-type="float" office:value="9.6784656257593502E-4" table:style-name="ce1">
            <text:p>0.000967847</text:p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81731917199978499" table:style-name="ce1">
            <text:p>-0.817319172</text:p>
          </table:table-cell>
          <table:table-cell office:value-type="float" office:value="2.6558161254359999E-5" table:style-name="ce2">
            <text:p>2.66E-05</text:p>
          </table:table-cell>
          <table:table-cell office:value-type="float" office:value="8.5080126373013001E-2" table:style-name="ce1">
            <text:p>0.085080126</text:p>
          </table:table-cell>
          <table:table-cell office:value-type="float" office:value="2.8525072133082401E-5" table:style-name="ce2">
            <text:p>2.85E-05</text:p>
          </table:table-cell>
          <table:table-cell office:value-type="float" office:value="1.3883884671255" table:style-name="ce1">
            <text:p>1.388388467</text:p>
          </table:table-cell>
          <table:table-cell office:value-type="float" office:value="1.0224536031429E-3" table:style-name="ce1">
            <text:p>0.001022454</text:p>
          </table:table-cell>
          <table:table-cell office:value-type="float" office:value="0.40117350893647102" table:style-name="ce1">
            <text:p>0.401173509</text:p>
          </table:table-cell>
          <table:table-cell office:value-type="float" office:value="2.5471878218626099E-4" table:style-name="ce1">
            <text:p>0.000254719</text:p>
          </table:table-cell>
          <table:table-cell office:value-type="float" office:value="0.98947331522001103" table:style-name="ce2">
            <text:p>9.89E-01</text:p>
          </table:table-cell>
          <table:table-cell office:value-type="float" office:value="6.75290133215646E-6" table:style-name="ce2">
            <text:p>6.75E-06</text:p>
          </table:table-cell>
          <table:table-cell office:value-type="float" office:value="3.3713085848685397E-2" table:style-name="ce1">
            <text:p>0.033713086</text:p>
          </table:table-cell>
          <table:table-cell office:value-type="float" office:value="9.8425965982417004E-4" table:style-name="ce1">
            <text:p>0.00098426</text:p>
          </table:table-cell>
          <table:table-cell table:number-columns-repeated="16368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7455533187293999" table:style-name="ce1">
            <text:p>-1.745553319</text:p>
          </table:table-cell>
          <table:table-cell office:value-type="float" office:value="6.8279990546004098E-6" table:style-name="ce2">
            <text:p>6.83E-06</text:p>
          </table:table-cell>
          <table:table-cell office:value-type="float" office:value="0.91131377539007796" table:style-name="ce1">
            <text:p>0.911313775</text:p>
          </table:table-cell>
          <table:table-cell office:value-type="float" office:value="4.4553516995853302E-6" table:style-name="ce2">
            <text:p>4.46E-06</text:p>
          </table:table-cell>
          <table:table-cell office:value-type="float" office:value="0.38526469631544102" table:style-name="ce1">
            <text:p>0.385264696</text:p>
          </table:table-cell>
          <table:table-cell office:value-type="float" office:value="5.3270148429304296E-4" table:style-name="ce1">
            <text:p>0.000532701</text:p>
          </table:table-cell>
          <table:table-cell office:value-type="float" office:value="0.72529077603490399" table:style-name="ce1">
            <text:p>0.725290776</text:p>
          </table:table-cell>
          <table:table-cell office:value-type="float" office:value="4.5994041137123898E-4" table:style-name="ce1">
            <text:p>0.00045994</text:p>
          </table:table-cell>
          <table:table-cell office:value-type="float" office:value="0.99980975506507797" table:style-name="ce1">
            <text:p>0.999809755</text:p>
          </table:table-cell>
          <table:table-cell office:value-type="float" office:value="1.2055613722834701E-7" table:style-name="ce2">
            <text:p>1.21E-07</text:p>
          </table:table-cell>
          <table:table-cell office:value-type="float" office:value="0.99981514399376603" table:style-name="ce1">
            <text:p>0.999815144</text:p>
          </table:table-cell>
          <table:table-cell office:value-type="float" office:value="1.27119925281712E-7" table:style-name="ce2">
            <text:p>1.27E-07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1" table:style-name="ce1">
            <text:p>2.1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6620686701774501" table:style-name="ce1">
            <text:p>-1.66206867</text:p>
          </table:table-cell>
          <table:table-cell office:value-type="float" office:value="1.02562071124521E-5" table:style-name="ce2">
            <text:p>1.03E-05</text:p>
          </table:table-cell>
          <table:table-cell office:value-type="float" office:value="0.86873256590366299" table:style-name="ce1">
            <text:p>0.868732566</text:p>
          </table:table-cell>
          <table:table-cell office:value-type="float" office:value="1.12007609004487E-5" table:style-name="ce2">
            <text:p>1.12E-05</text:p>
          </table:table-cell>
          <table:table-cell office:value-type="float" office:value="0.95193759140995104" table:style-name="ce1">
            <text:p>0.951937591</text:p>
          </table:table-cell>
          <table:table-cell office:value-type="float" office:value="1.14198177636879E-3" table:style-name="ce1">
            <text:p>0.001141982</text:p>
          </table:table-cell>
          <table:table-cell office:value-type="float" office:value="0.963100327090748" table:style-name="ce1">
            <text:p>0.963100327</text:p>
          </table:table-cell>
          <table:table-cell office:value-type="float" office:value="6.1084084453774299E-4" table:style-name="ce1">
            <text:p>0.000610841</text:p>
          </table:table-cell>
          <table:table-cell office:value-type="float" office:value="0.99969291135276095" table:style-name="ce1">
            <text:p>0.999692911</text:p>
          </table:table-cell>
          <table:table-cell office:value-type="float" office:value="1.94590769417427E-7" table:style-name="ce2">
            <text:p>1.95E-07</text:p>
          </table:table-cell>
          <table:table-cell office:value-type="float" office:value="0.99947533520060305" table:style-name="ce1">
            <text:p>0.999475335</text:p>
          </table:table-cell>
          <table:table-cell office:value-type="float" office:value="6.1911328658274104E-7" table:style-name="ce2">
            <text:p>6.19E-07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54645778059959" table:style-name="ce1">
            <text:p>-1.546457781</text:p>
          </table:table-cell>
          <table:table-cell office:value-type="float" office:value="2.5533106492378E-5" table:style-name="ce2">
            <text:p>2.55E-05</text:p>
          </table:table-cell>
          <table:table-cell office:value-type="float" office:value="0.78469704961776698" table:style-name="ce1">
            <text:p>0.78469705</text:p>
          </table:table-cell>
          <table:table-cell office:value-type="float" office:value="6.9718800225628206E-5" table:style-name="ce2">
            <text:p>6.97E-05</text:p>
          </table:table-cell>
          <table:table-cell office:value-type="float" office:value="4.9587340441095398" table:style-name="ce1">
            <text:p>4.958734044</text:p>
          </table:table-cell>
          <table:table-cell office:value-type="float" office:value="2.91245784350414E-2" table:style-name="ce1">
            <text:p>0.029124578</text:p>
          </table:table-cell>
          <table:table-cell office:value-type="float" office:value="1.41860224964099" table:style-name="ce1">
            <text:p>1.41860225</text:p>
          </table:table-cell>
          <table:table-cell office:value-type="float" office:value="1.9239179144887001E-3" table:style-name="ce1">
            <text:p>0.001923918</text:p>
          </table:table-cell>
          <table:table-cell office:value-type="float" office:value="0.99942719273715397" table:style-name="ce1">
            <text:p>0.999427193</text:p>
          </table:table-cell>
          <table:table-cell office:value-type="float" office:value="7.7546433715034299E-7" table:style-name="ce2">
            <text:p>7.75E-07</text:p>
          </table:table-cell>
          <table:table-cell office:value-type="float" office:value="0.996677135597277" table:style-name="ce1">
            <text:p>0.996677136</text:p>
          </table:table-cell>
          <table:table-cell office:value-type="float" office:value="1.5927313317232299E-5" table:style-name="ce2">
            <text:p>1.59E-05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7" table:style-name="ce1">
            <text:p>2.27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4205282176017699" table:style-name="ce1">
            <text:p>-1.420528218</text:p>
          </table:table-cell>
          <table:table-cell office:value-type="float" office:value="1.2845302976057801E-4" table:style-name="ce4">
            <text:p>0.000128453</text:p>
          </table:table-cell>
          <table:table-cell office:value-type="float" office:value="0.56826211643218905" table:style-name="ce1">
            <text:p>0.568262116</text:p>
          </table:table-cell>
          <table:table-cell office:value-type="float" office:value="1.00307541574143E-3" table:style-name="ce1">
            <text:p>0.001003075</text:p>
          </table:table-cell>
          <table:table-cell office:value-type="float" office:value="102.08883017773201" table:style-name="ce1">
            <text:p>102.0888302</text:p>
          </table:table-cell>
          <table:table-cell office:value-type="float" office:value="1.39541940852607" table:style-name="ce1">
            <text:p>1.395419409</text:p>
          </table:table-cell>
          <table:table-cell office:value-type="float" office:value="2.4008785492082998" table:style-name="ce1">
            <text:p>2.400878549</text:p>
          </table:table-cell>
          <table:table-cell office:value-type="float" office:value="1.13735469556508E-2" table:style-name="ce1">
            <text:p>0.011373547</text:p>
          </table:table-cell>
          <table:table-cell office:value-type="float" office:value="0.99877881054915196" table:style-name="ce1">
            <text:p>0.998778811</text:p>
          </table:table-cell>
          <table:table-cell office:value-type="float" office:value="5.7888215891063101E-6" table:style-name="ce2">
            <text:p>5.79E-06</text:p>
          </table:table-cell>
          <table:table-cell office:value-type="float" office:value="0.91666230674563398" table:style-name="ce1">
            <text:p>0.916662307</text:p>
          </table:table-cell>
          <table:table-cell office:value-type="float" office:value="1.05939259304506E-3" table:style-name="ce1">
            <text:p>0.001059393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3478181915759999" table:style-name="ce1">
            <text:p>-1.347818192</text:p>
          </table:table-cell>
          <table:table-cell office:value-type="float" office:value="1.02191977616821E-4" table:style-name="ce1">
            <text:p>0.000102192</text:p>
          </table:table-cell>
          <table:table-cell office:value-type="float" office:value="0.32814455723762498" table:style-name="ce1">
            <text:p>0.328144557</text:p>
          </table:table-cell>
          <table:table-cell office:value-type="float" office:value="9.8895412963188596E-4" table:style-name="ce1">
            <text:p>0.000988954</text:p>
          </table:table-cell>
          <table:table-cell office:value-type="float" office:value="143.1647217567" table:style-name="ce1">
            <text:p>143.1647218</text:p>
          </table:table-cell>
          <table:table-cell office:value-type="float" office:value="0.758181101413688" table:style-name="ce1">
            <text:p>0.758181101</text:p>
          </table:table-cell>
          <table:table-cell office:value-type="float" office:value="2.08869993372371" table:style-name="ce1">
            <text:p>2.088699934</text:p>
          </table:table-cell>
          <table:table-cell office:value-type="float" office:value="9.1085544291247007E-3" table:style-name="ce1">
            <text:p>0.009108554</text:p>
          </table:table-cell>
          <table:table-cell office:value-type="float" office:value="0.99877949061346405" table:style-name="ce1">
            <text:p>0.998779491</text:p>
          </table:table-cell>
          <table:table-cell office:value-type="float" office:value="5.3365183429504501E-6" table:style-name="ce2">
            <text:p>5.34E-06</text:p>
          </table:table-cell>
          <table:table-cell office:value-type="float" office:value="0.62296027006773103" table:style-name="ce1">
            <text:p>0.62296027</text:p>
          </table:table-cell>
          <table:table-cell office:value-type="float" office:value="2.99344709162667E-3" table:style-name="ce1">
            <text:p>0.002993447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4" table:style-name="ce1">
            <text:p>2.4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20399101858139" table:style-name="ce1">
            <text:p>-1.203991019</text:p>
          </table:table-cell>
          <table:table-cell office:value-type="float" office:value="1.87670483085449E-5" table:style-name="ce2">
            <text:p>1.88E-05</text:p>
          </table:table-cell>
          <table:table-cell office:value-type="float" office:value="0.100674237084388" table:style-name="ce1">
            <text:p>0.100674237</text:p>
          </table:table-cell>
          <table:table-cell office:value-type="float" office:value="1.3682679239989201E-4" table:style-name="ce1">
            <text:p>0.000136827</text:p>
          </table:table-cell>
          <table:table-cell office:value-type="float" office:value="23.245438363565" table:style-name="ce1">
            <text:p>23.24543836</text:p>
          </table:table-cell>
          <table:table-cell office:value-type="float" office:value="6.5957288473866796E-2" table:style-name="ce1">
            <text:p>0.065957288</text:p>
          </table:table-cell>
          <table:table-cell office:value-type="float" office:value="1.1228500210560199" table:style-name="ce1">
            <text:p>1.122850021</text:p>
          </table:table-cell>
          <table:table-cell office:value-type="float" office:value="1.1263423326688499E-3" table:style-name="ce1">
            <text:p>0.001126342</text:p>
          </table:table-cell>
          <table:table-cell office:value-type="float" office:value="0.99910728131044402" table:style-name="ce1">
            <text:p>0.999107281</text:p>
          </table:table-cell>
          <table:table-cell office:value-type="float" office:value="8.9694709776149797E-7" table:style-name="ce2">
            <text:p>8.97E-07</text:p>
          </table:table-cell>
          <table:table-cell office:value-type="float" office:value="7.7772494223704594E-2" table:style-name="ce1">
            <text:p>0.077772494</text:p>
          </table:table-cell>
          <table:table-cell office:value-type="float" office:value="3.5086503735796801E-3" table:style-name="ce1">
            <text:p>0.00350865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5" table:style-name="ce1">
            <text:p>2.5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1060663841724301" table:style-name="ce1">
            <text:p>-1.106066384</text:p>
          </table:table-cell>
          <table:table-cell office:value-type="float" office:value="1.2041239452205199E-5" table:style-name="ce2">
            <text:p>1.20E-05</text:p>
          </table:table-cell>
          <table:table-cell office:value-type="float" office:value="6.31853385240225E-2" table:style-name="ce1">
            <text:p>0.063185339</text:p>
          </table:table-cell>
          <table:table-cell office:value-type="float" office:value="5.0756990056593803E-5" table:style-name="ce2">
            <text:p>5.08E-05</text:p>
          </table:table-cell>
          <table:table-cell office:value-type="float" office:value="9.0122677505795696" table:style-name="ce1">
            <text:p>9.012267751</text:p>
          </table:table-cell>
          <table:table-cell office:value-type="float" office:value="1.49517606428813E-2" table:style-name="ce1">
            <text:p>0.014951761</text:p>
          </table:table-cell>
          <table:table-cell office:value-type="float" office:value="0.86167302786186895" table:style-name="ce1">
            <text:p>0.861673028</text:p>
          </table:table-cell>
          <table:table-cell office:value-type="float" office:value="5.4584438656859297E-4" table:style-name="ce1">
            <text:p>0.000545844</text:p>
          </table:table-cell>
          <table:table-cell office:value-type="float" office:value="0.99911942488060101" table:style-name="ce1">
            <text:p>0.999119425</text:p>
          </table:table-cell>
          <table:table-cell office:value-type="float" office:value="5.5857705155170105E-7" table:style-name="ce2">
            <text:p>5.59E-07</text:p>
          </table:table-cell>
          <table:table-cell office:value-type="float" office:value="2.4516540437912199E-2" table:style-name="ce1">
            <text:p>0.02451654</text:p>
          </table:table-cell>
          <table:table-cell office:value-type="float" office:value="2.2687856848105301E-3" table:style-name="ce1">
            <text:p>0.002268786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6" table:style-name="ce1">
            <text:p>2.6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02829142074585" table:style-name="ce1">
            <text:p>-1.028291421</text:p>
          </table:table-cell>
          <table:table-cell office:value-type="float" office:value="9.4243874034675106E-6" table:style-name="ce2">
            <text:p>9.42E-06</text:p>
          </table:table-cell>
          <table:table-cell office:value-type="float" office:value="4.7816913628479299E-2" table:style-name="ce1">
            <text:p>0.047816914</text:p>
          </table:table-cell>
          <table:table-cell office:value-type="float" office:value="2.74010544134652E-5" table:style-name="ce2">
            <text:p>2.74E-05</text:p>
          </table:table-cell>
          <table:table-cell office:value-type="float" office:value="4.9827108193865799" table:style-name="ce1">
            <text:p>4.982710819</text:p>
          </table:table-cell>
          <table:table-cell office:value-type="float" office:value="5.9014342368227104E-3" table:style-name="ce1">
            <text:p>0.005901434</text:p>
          </table:table-cell>
          <table:table-cell office:value-type="float" office:value="0.70520824541160998" table:style-name="ce1">
            <text:p>0.705208245</text:p>
          </table:table-cell>
          <table:table-cell office:value-type="float" office:value="4.4640866913992302E-4" table:style-name="ce1">
            <text:p>0.000446409</text:p>
          </table:table-cell>
          <table:table-cell office:value-type="float" office:value="0.99909828232526099" table:style-name="ce1">
            <text:p>0.999098282</text:p>
          </table:table-cell>
          <table:table-cell office:value-type="float" office:value="5.7141517640366799E-7" table:style-name="ce2">
            <text:p>5.71E-07</text:p>
          </table:table-cell>
          <table:table-cell office:value-type="float" office:value="1.4758125258115E-2" table:style-name="ce1">
            <text:p>0.014758125</text:p>
          </table:table-cell>
          <table:table-cell office:value-type="float" office:value="1.6645772359825299E-3" table:style-name="ce1">
            <text:p>0.001664577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7" table:style-name="ce1">
            <text:p>2.7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96355665812492297" table:style-name="ce1">
            <text:p>-0.963556658</text:p>
          </table:table-cell>
          <table:table-cell office:value-type="float" office:value="8.1955235251873097E-6" table:style-name="ce2">
            <text:p>8.20E-06</text:p>
          </table:table-cell>
          <table:table-cell office:value-type="float" office:value="3.9246131162930999E-2" table:style-name="ce1">
            <text:p>0.039246131</text:p>
          </table:table-cell>
          <table:table-cell office:value-type="float" office:value="1.8034706522488599E-5" table:style-name="ce2">
            <text:p>1.80E-05</text:p>
          </table:table-cell>
          <table:table-cell office:value-type="float" office:value="3.2437466526941598" table:style-name="ce1">
            <text:p>3.243746653</text:p>
          </table:table-cell>
          <table:table-cell office:value-type="float" office:value="2.98282895259232E-3" table:style-name="ce1">
            <text:p>0.002982829</text:p>
          </table:table-cell>
          <table:table-cell office:value-type="float" office:value="0.596320963210352" table:style-name="ce1">
            <text:p>0.596320963</text:p>
          </table:table-cell>
          <table:table-cell office:value-type="float" office:value="2.6676019011666498E-4" table:style-name="ce1">
            <text:p>0.00026676</text:p>
          </table:table-cell>
          <table:table-cell office:value-type="float" office:value="0.99906365593429103" table:style-name="ce1">
            <text:p>0.999063656</text:p>
          </table:table-cell>
          <table:table-cell office:value-type="float" office:value="4.1931272758749899E-7" table:style-name="ce2">
            <text:p>4.19E-07</text:p>
          </table:table-cell>
          <table:table-cell office:value-type="float" office:value="9.6464058644832509E-3" table:style-name="ce1">
            <text:p>0.009646406</text:p>
          </table:table-cell>
          <table:table-cell office:value-type="float" office:value="1.2835029681761299E-3" table:style-name="ce1">
            <text:p>0.001283503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8" table:style-name="ce1">
            <text:p>2.8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90815412969589204" table:style-name="ce1">
            <text:p>-0.90815413</text:p>
          </table:table-cell>
          <table:table-cell office:value-type="float" office:value="7.5041779805498796E-6" table:style-name="ce2">
            <text:p>7.50E-06</text:p>
          </table:table-cell>
          <table:table-cell office:value-type="float" office:value="3.3777824425697302E-2" table:style-name="ce1">
            <text:p>0.033777824</text:p>
          </table:table-cell>
          <table:table-cell office:value-type="float" office:value="1.30914818348925E-5" table:style-name="ce2">
            <text:p>1.31E-05</text:p>
          </table:table-cell>
          <table:table-cell office:value-type="float" office:value="2.3191314321894301" table:style-name="ce1">
            <text:p>2.319131432</text:p>
          </table:table-cell>
          <table:table-cell office:value-type="float" office:value="1.7462724193070499E-3" table:style-name="ce1">
            <text:p>0.001746272</text:p>
          </table:table-cell>
          <table:table-cell office:value-type="float" office:value="0.51508474323124498" table:style-name="ce1">
            <text:p>0.515084743</text:p>
          </table:table-cell>
          <table:table-cell office:value-type="float" office:value="2.3039478170806699E-4" table:style-name="ce1">
            <text:p>0.000230395</text:p>
          </table:table-cell>
          <table:table-cell office:value-type="float" office:value="0.99902090860283899" table:style-name="ce1">
            <text:p>0.999020909</text:p>
          </table:table-cell>
          <table:table-cell office:value-type="float" office:value="4.3838418548360099E-7" table:style-name="ce2">
            <text:p>4.38E-07</text:p>
          </table:table-cell>
          <table:table-cell office:value-type="float" office:value="7.3563555914113003E-3" table:style-name="ce1">
            <text:p>0.007356356</text:p>
          </table:table-cell>
          <table:table-cell office:value-type="float" office:value="1.0792971085423E-3" table:style-name="ce1">
            <text:p>0.001079297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9" table:style-name="ce1">
            <text:p>2.9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85989087710380496" table:style-name="ce1">
            <text:p>-0.859890877</text:p>
          </table:table-cell>
          <table:table-cell office:value-type="float" office:value="7.0830653435901399E-6" table:style-name="ce2">
            <text:p>7.08E-06</text:p>
          </table:table-cell>
          <table:table-cell office:value-type="float" office:value="2.9963129800945201E-2" table:style-name="ce1">
            <text:p>0.02996313</text:p>
          </table:table-cell>
          <table:table-cell office:value-type="float" office:value="1.02815599499686E-5" table:style-name="ce2">
            <text:p>1.03E-05</text:p>
          </table:table-cell>
          <table:table-cell office:value-type="float" office:value="1.76328417946898" table:style-name="ce1">
            <text:p>1.763284179</text:p>
          </table:table-cell>
          <table:table-cell office:value-type="float" office:value="1.3300940039407099E-3" table:style-name="ce1">
            <text:p>0.001330094</text:p>
          </table:table-cell>
          <table:table-cell office:value-type="float" office:value="0.45183891963978601" table:style-name="ce1">
            <text:p>0.45183892</text:p>
          </table:table-cell>
          <table:table-cell office:value-type="float" office:value="2.02205001044219E-4" table:style-name="ce1">
            <text:p>0.000202205</text:p>
          </table:table-cell>
          <table:table-cell office:value-type="float" office:value="0.99897238608507799" table:style-name="ce1">
            <text:p>0.998972386</text:p>
          </table:table-cell>
          <table:table-cell office:value-type="float" office:value="4.6036008334179999E-7" table:style-name="ce2">
            <text:p>4.60E-07</text:p>
          </table:table-cell>
          <table:table-cell office:value-type="float" office:value="4.9319995244658096E-3" table:style-name="ce1">
            <text:p>0.004932</text:p>
          </table:table-cell>
          <table:table-cell office:value-type="float" office:value="1.0778863335757199E-3" table:style-name="ce1">
            <text:p>0.001077886</text:p>
          </table:table-cell>
          <table:table-cell table:number-columns-repeated="1636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0.81732041544914202" table:style-name="ce1">
            <text:p>-0.817320415</text:p>
          </table:table-cell>
          <table:table-cell office:value-type="float" office:value="6.7798229185158399E-6" table:style-name="ce2">
            <text:p>6.78E-06</text:p>
          </table:table-cell>
          <table:table-cell office:value-type="float" office:value="2.7160943622066201E-2" table:style-name="ce1">
            <text:p>0.027160944</text:p>
          </table:table-cell>
          <table:table-cell office:value-type="float" office:value="8.5666993628603099E-6" table:style-name="ce2">
            <text:p>8.57E-06</text:p>
          </table:table-cell>
          <table:table-cell office:value-type="float" office:value="1.40059393542544" table:style-name="ce1">
            <text:p>1.400593935</text:p>
          </table:table-cell>
          <table:table-cell office:value-type="float" office:value="7.4756372583393205E-4" table:style-name="ce1">
            <text:p>0.000747564</text:p>
          </table:table-cell>
          <table:table-cell office:value-type="float" office:value="0.40134721175315202" table:style-name="ce1">
            <text:p>0.401347212</text:p>
          </table:table-cell>
          <table:table-cell office:value-type="float" office:value="1.7955143522186399E-4" table:style-name="ce1">
            <text:p>0.000179551</text:p>
          </table:table-cell>
          <table:table-cell office:value-type="float" office:value="0.99891886325545898" table:style-name="ce1">
            <text:p>0.998918863</text:p>
          </table:table-cell>
          <table:table-cell office:value-type="float" office:value="4.8418765286807796E-7" table:style-name="ce2">
            <text:p>4.84E-07</text:p>
          </table:table-cell>
          <table:table-cell office:value-type="float" office:value="4.4454308898747999E-3" table:style-name="ce1">
            <text:p>0.004445431</text:p>
          </table:table-cell>
          <table:table-cell office:value-type="float" office:value="7.6271421092812604E-4" table:style-name="ce1">
            <text:p>0.000762714</text:p>
          </table:table-cell>
          <table:table-cell table:number-columns-repeated="16368"/>
        </table:table-row>
        <table:table-row table:number-rows-repeated="1048532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atteo Palassini</meta:initial-creator>
    <dc:creator>asure</dc:creator>
    <meta:creation-date>2019-11-10T17:39:26Z</meta:creation-date>
    <dc:date>2021-01-10T21:10:58Z</dc:date>
    <meta:editing-cycles>1</meta:editing-cycles>
    <meta:editing-duration>PT181S</meta:editing-duration>
  </office:meta>
</office:document-meta>
</file>